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2.925cm" fo:min-width="18.5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83cm" fo:min-width="12.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4.83cm" fo:min-width="5.59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0.702cm" fo:min-width="18.5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03cm" fo:min-width="18.55cm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9.05cm" svg:height="3.175cm" svg:x="2.54cm" svg:y="1.535cm">
          <text:p text:style-name="P1"><text:span text:style-name="T1">Frontend (Streamlit) – AgentFrontend</text:span></text:p>
          <text:p text:style-name="P2"><text:span text:style-name="T2">- Add and manage files</text:span></text:p>
          <text:p text:style-name="P2"><text:span text:style-name="T2">- Chatbot</text:span></text:p>
          <text:p text:style-name="P2"><text:span text:style-name="T2">- Other future function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7cm" svg:height="5.08cm" svg:x="2.54cm" svg:y="5.15cm">
          <text:p text:style-name="P1"><text:span text:style-name="T3">Vectorization and query - Vectorquery</text:span></text:p>
          <text:p text:style-name="P1"><text:span text:style-name="T1">- Document Split</text:span></text:p>
          <text:p text:style-name="P1"><text:span text:style-name="T1">- Vector Store</text:span></text:p>
          <text:p text:style-name="P1"><text:span text:style-name="T1">- Semantic and 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096cm" svg:height="5.08cm" svg:x="15.494cm" svg:y="5.15cm">
          <text:p text:style-name="P1"><text:span text:style-name="T3">Other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05cm" svg:height="0.952cm" svg:x="2.54cm" svg:y="10.548cm">
          <text:p text:style-name="P1"><text:span text:style-name="T3">Vector database – FA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9.05cm" svg:height="0.953cm" svg:x="2.54cm" svg:y="11.817cm">
          <text:p text:style-name="P1"><text:span text:style-name="T3">File arch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9.05cm" svg:height="0.953cm" svg:x="2.54cm" svg:y="13.087cm">
          <text:p text:style-name="P1"><text:span text:style-name="T3">File database - 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9.05cm" svg:height="0.953cm" svg:x="2.54cm" svg:y="14.287cm">
          <text:p text:style-name="P1"><text:span text:style-name="T3">Chat database - JS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07:01.166714570</meta:creation-date>
    <dc:date>2025-01-15T21:00:34.483124598</dc:date>
    <meta:editing-duration>PT18H23M21S</meta:editing-duration>
    <meta:editing-cycles>11</meta:editing-cycles>
    <meta:generator>LibreOffice/24.8.3.2$Linux_X86_64 LibreOffice_project/e14c9fdd1f585efcbb2c5363087a99d20928d522</meta:generator>
    <meta:document-statistic meta:object-count="30"/>
  </office:meta>
</office:document-meta>
</file>